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order="0.99pt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4pt" style:font-size-asian="14pt" style:font-size-complex="14pt"/>
      <style:map style:condition="cell-content()=1" style:apply-style-name="_2b_" style:base-cell-address="Sheet1.C4"/>
      <style:map style:condition="cell-content()=-1" style:apply-style-name="Untitled1" style:base-cell-address="Sheet1.C4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  <style:map style:condition="cell-content()=1" style:apply-style-name="_2b_" style:base-cell-address="Sheet1.C4"/>
      <style:map style:condition="cell-content()=-1" style:apply-style-name="Untitled1" style:base-cell-address="Sheet1.C4"/>
    </style:style>
    <style:style style:name="ce19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ize="14pt" style:font-size-asian="14pt" style:font-size-complex="14pt"/>
      <style:map style:condition="cell-content()=1" style:apply-style-name="_2b_" style:base-cell-address="Sheet1.C4"/>
      <style:map style:condition="cell-content()=-1" style:apply-style-name="Untitled1" style:base-cell-address="Sheet1.C4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_2b_" style:base-cell-address="Sheet1.C4"/>
      <style:map style:condition="cell-content()=-1" style:apply-style-name="Untitled1" style:base-cell-address="Sheet1.C4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="0.99pt solid #000000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font-name="Liberation Sans1" fo:font-size="14pt" style:font-size-asian="14pt" style:font-size-complex="14pt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  <style:map style:condition="cell-content()=0" style:apply-style-name="Bad" style:base-cell-address="Sheet1.F4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31" style:family="table-cell" style:parent-style-name="Default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  <style:map style:condition="cell-content()=0" style:apply-style-name="Bad" style:base-cell-address="Sheet1.F4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39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  <style:map style:condition="cell-content()=0" style:apply-style-name="Bad" style:base-cell-address="Sheet1.F4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  <style:map style:condition="cell-content()=0" style:apply-style-name="Bad" style:base-cell-address="Sheet1.F4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49" style:family="table-cell" style:parent-style-name="Default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4pt" style:font-size-asian="14pt" style:font-size-complex="14pt"/>
      <style:map style:condition="cell-content()=1" style:apply-style-name="Good" style:base-cell-address="Sheet1.F4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Liberation Sans1" fo:font-size="14pt" style:font-size-asian="14pt" style:font-size-complex="14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fo:font-size="14pt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font-name-complex="Lohit Devanagari" style:language-complex="hi" style:country-complex="IN" style:language-asian="zh" style:country-asian="CN" style:font-name-asian="Noto Sans CJK SC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5" style:family="text">
      <style:text-properties fo:font-size="14pt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font-name-complex="Lohit Devanagari" style:language-complex="hi" style:country-complex="IN" style:language-asian="zh" style:country-asian="CN" style:font-name-asian="Noto Sans CJK SC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-33% 58%"/>
    </style:style>
    <style:style style:name="T6" style:family="text">
      <style:text-properties fo:font-size="14pt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font-name-complex="Lohit Devanagari" style:language-complex="hi" style:country-complex="IN" style:language-asian="zh" style:country-asian="CN" style:font-name-asian="Noto Sans CJK SC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0% 100%"/>
    </style:style>
    <style:style style:name="T7" style:family="text">
      <style:text-properties fo:font-size="14pt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font-name-complex="Lohit Devanagari" style:language-complex="hi" style:country-complex="IN" style:language-asian="zh" style:country-asian="CN" style:font-name-asian="Noto Sans CJK SC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33% 58%"/>
    </style:style>
    <style:style style:name="T8" style:family="text">
      <style:text-properties style:language-complex="hi" style:country-complex="IN" style:language-asian="zh" style:country-asian="C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fo:font-size="14pt" style:font-name="Liberation Sans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/>
    </style:style>
    <style:style style:name="T9" style:family="text">
      <style:text-properties style:language-complex="hi" style:country-complex="IN" style:language-asian="zh" style:country-asian="C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fo:font-size="14pt" style:font-name="Liberation Sans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text-position="-33% 58%"/>
    </style:style>
    <style:style style:name="T10" style:family="text">
      <style:text-properties style:language-complex="hi" style:country-complex="IN" style:language-asian="zh" style:country-asian="C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fo:font-size="14pt" style:font-name="Liberation Sans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text-position="33% 58%"/>
    </style:style>
    <style:style style:name="T11" style:family="text">
      <style:text-properties style:language-complex="hi" style:country-complex="IN" style:language-asian="zh" style:country-asian="C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fo:font-size="14pt" style:font-name="Liberation Sans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1" table:default-cell-style-name="ce5"/>
        <table:table-column table:style-name="co3" table:default-cell-style-name="ce3"/>
        <table:table-column table:style-name="co4" table:default-cell-style-name="ce48"/>
        <table:table-column table:style-name="co5" table:default-cell-style-name="ce59"/>
        <table:table-column table:style-name="co6" table:default-cell-style-name="ce68"/>
        <table:table-column table:style-name="co7" table:default-cell-style-name="ce74"/>
        <table:table-column table:style-name="co6" table:default-cell-style-name="ce59"/>
        <table:table-column table:style-name="co6" table:default-cell-style-name="ce68"/>
        <table:table-column table:style-name="co6" table:default-cell-style-name="ce74"/>
        <table:table-column table:style-name="co6" table:default-cell-style-name="ce59"/>
        <table:table-column table:style-name="co6" table:default-cell-style-name="ce68"/>
        <table:table-column table:style-name="co6" table:default-cell-style-name="ce74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" table:number-columns-spanned="3" table:number-rows-spanned="1"/>
          <table:covered-table-cell table:style-name="ce4"/>
          <table:covered-table-cell table:style-name="ce8"/>
          <table:table-cell table:style-name="ce6"/>
          <table:table-cell table:style-name="ce8" office:value-type="string" calcext:value-type="string">
            <text:p>A(0,1/2)</text:p>
          </table:table-cell>
          <table:table-cell table:style-name="ce8" office:value-type="string" calcext:value-type="string">
            <text:p>S(1,1/2)</text:p>
          </table:table-cell>
          <table:table-cell table:style-name="ce8" office:value-type="string" calcext:value-type="string">
            <text:p>S(1,3/2)</text:p>
          </table:table-cell>
          <table:table-cell table:style-name="ce8" office:value-type="string" calcext:value-type="string">
            <text:p>A(0,1/2)</text:p>
          </table:table-cell>
          <table:table-cell table:style-name="ce8" office:value-type="string" calcext:value-type="string">
            <text:p>S(1,1/2)</text:p>
          </table:table-cell>
          <table:table-cell table:style-name="ce8" office:value-type="string" calcext:value-type="string">
            <text:p>S(1,3/2)</text:p>
          </table:table-cell>
          <table:table-cell table:style-name="ce8" office:value-type="string" calcext:value-type="string">
            <text:p>A(0,1/2)</text:p>
          </table:table-cell>
          <table:table-cell table:style-name="ce8" office:value-type="string" calcext:value-type="string">
            <text:p>S(1,1/2)</text:p>
          </table:table-cell>
          <table:table-cell table:style-name="ce8" office:value-type="string" calcext:value-type="string">
            <text:p>S(1,3/2)</text:p>
          </table:table-cell>
        </table:table-row>
        <table:table-row table:style-name="ro3">
          <table:table-cell/>
          <table:table-cell table:style-name="ce8" office:value-type="string" calcext:value-type="string">
            <text:p>lp ly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S/A</text:p>
          </table:table-cell>
          <table:table-cell table:style-name="ce8" office:value-type="string" calcext:value-type="string">
            <text:p>L</text:p>
          </table:table-cell>
          <table:table-cell table:style-name="ce7" office:value-type="string" calcext:value-type="string" table:number-columns-spanned="3" table:number-rows-spanned="1">
            <text:p>Λ<text:span text:style-name="T1">C  </text:span><text:span text:style-name="T2">(I=0) (J</text:span><text:span text:style-name="T3">P</text:span><text:span text:style-name="T2">=1/2</text:span><text:span text:style-name="T3">+</text:span><text:span text:style-name="T2">)</text:span></text:p>
          </table:table-cell>
          <table:covered-table-cell table:style-name="ce10"/>
          <table:covered-table-cell table:style-name="ce13"/>
          <table:table-cell table:style-name="ce14" office:value-type="string" calcext:value-type="string" table:number-columns-spanned="3" table:number-rows-spanned="1">
            <text:p><text:span text:style-name="T4">Σ</text:span><text:span text:style-name="T5">C </text:span><text:span text:style-name="T6">(I=1) (J</text:span><text:span text:style-name="T7">P</text:span><text:span text:style-name="T6">=1/2</text:span><text:span text:style-name="T7">+</text:span><text:span text:style-name="T6">)</text:span></text:p>
          </table:table-cell>
          <table:covered-table-cell table:style-name="ce10"/>
          <table:covered-table-cell table:style-name="ce13"/>
          <table:table-cell table:style-name="ce14" office:value-type="string" calcext:value-type="string" table:number-columns-spanned="3" table:number-rows-spanned="1">
            <text:p><text:span text:style-name="T8">Σ</text:span><text:span text:style-name="T9">C</text:span><text:span text:style-name="T10">*  </text:span><text:span text:style-name="T11">(I=1) (J</text:span><text:span text:style-name="T10">P</text:span><text:span text:style-name="T11">=3/2</text:span><text:span text:style-name="T10">+</text:span><text:span text:style-name="T11">)</text:span></text:p>
          </table:table-cell>
          <table:covered-table-cell table:style-name="ce10"/>
          <table:covered-table-cell table:style-name="ce13"/>
        </table:table-row>
        <table:table-row table:style-name="ro2">
          <table:table-cell/>
          <table:table-cell table:style-name="ce9" office:value-type="string" calcext:value-type="string">
            <text:p>00(S)</text:p>
          </table:table-cell>
          <table:table-cell table:style-name="ce17" table:formula="of:=(-1)^(MID([.B4];1;1)+MID([.B4];2;1))" office:value-type="float" office:value="1" calcext:value-type="float">
            <text:p>1</text:p>
          </table:table-cell>
          <table:table-cell table:style-name="ce21" table:formula="of:=MID([.B4];4;1)" office:value-type="string" office:string-value="S" calcext:value-type="string">
            <text:p>S</text:p>
          </table:table-cell>
          <table:table-cell table:style-name="ce47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22(S)</text:p>
          </table:table-cell>
          <table:table-cell table:formula="of:=(-1)^(MID([.B5];1;1)+MID([.B5];2;1))" office:value-type="float" office:value="1" calcext:value-type="float">
            <text:p>1</text:p>
          </table:table-cell>
          <table:table-cell table:formula="of:=MID([.B5];4;1)" office:value-type="string" office:string-value="S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22(S)</text:p>
          </table:table-cell>
          <table:table-cell table:formula="of:=(-1)^(MID([.B6];1;1)+MID([.B6];2;1))" office:value-type="float" office:value="1" calcext:value-type="float">
            <text:p>1</text:p>
          </table:table-cell>
          <table:table-cell table:formula="of:=MID([.B6];4;1)" office:value-type="string" office:string-value="S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02(S)</text:p>
          </table:table-cell>
          <table:table-cell table:formula="of:=(-1)^(MID([.B7];1;1)+MID([.B7];2;1))" office:value-type="float" office:value="1" calcext:value-type="float">
            <text:p>1</text:p>
          </table:table-cell>
          <table:table-cell table:formula="of:=MID([.B7];4;1)" office:value-type="string" office:string-value="S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20(S)</text:p>
          </table:table-cell>
          <table:table-cell table:formula="of:=(-1)^(MID([.B8];1;1)+MID([.B8];2;1))" office:value-type="float" office:value="1" calcext:value-type="float">
            <text:p>1</text:p>
          </table:table-cell>
          <table:table-cell table:formula="of:=MID([.B8];4;1)" office:value-type="string" office:string-value="S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22(S)</text:p>
          </table:table-cell>
          <table:table-cell table:formula="of:=(-1)^(MID([.B9];1;1)+MID([.B9];2;1))" office:value-type="float" office:value="1" calcext:value-type="float">
            <text:p>1</text:p>
          </table:table-cell>
          <table:table-cell table:formula="of:=MID([.B9];4;1)" office:value-type="string" office:string-value="S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2" office:value-type="string" calcext:value-type="string">
            <text:p>22(S)</text:p>
          </table:table-cell>
          <table:table-cell table:style-name="ce19" table:formula="of:=(-1)^(MID([.B10];1;1)+MID([.B10];2;1))" office:value-type="float" office:value="1" calcext:value-type="float">
            <text:p>1</text:p>
          </table:table-cell>
          <table:table-cell table:style-name="ce23" table:formula="of:=MID([.B10];4;1)" office:value-type="string" office:string-value="S" calcext:value-type="string">
            <text:p>S</text:p>
          </table:table-cell>
          <table:table-cell table:style-name="ce5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11(A)</text:p>
          </table:table-cell>
          <table:table-cell table:formula="of:=(-1)^(MID([.B11];1;1)+MID([.B11];2;1))" office:value-type="float" office:value="1" calcext:value-type="float">
            <text:p>1</text:p>
          </table:table-cell>
          <table:table-cell table:formula="of:=MID([.B11];4;1)" office:value-type="string" office:string-value="A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33(A)</text:p>
          </table:table-cell>
          <table:table-cell table:formula="of:=(-1)^(MID([.B12];1;1)+MID([.B12];2;1))" office:value-type="float" office:value="1" calcext:value-type="float">
            <text:p>1</text:p>
          </table:table-cell>
          <table:table-cell table:formula="of:=MID([.B12];4;1)" office:value-type="string" office:string-value="A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11(A)</text:p>
          </table:table-cell>
          <table:table-cell table:formula="of:=(-1)^(MID([.B13];1;1)+MID([.B13];2;1))" office:value-type="float" office:value="1" calcext:value-type="float">
            <text:p>1</text:p>
          </table:table-cell>
          <table:table-cell table:formula="of:=MID([.B13];4;1)"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33(A)</text:p>
          </table:table-cell>
          <table:table-cell table:formula="of:=(-1)^(MID([.B14];1;1)+MID([.B14];2;1))" office:value-type="float" office:value="1" calcext:value-type="float">
            <text:p>1</text:p>
          </table:table-cell>
          <table:table-cell table:formula="of:=MID([.B14];4;1)"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11(A)</text:p>
          </table:table-cell>
          <table:table-cell table:formula="of:=(-1)^(MID([.B15];1;1)+MID([.B15];2;1))" office:value-type="float" office:value="1" calcext:value-type="float">
            <text:p>1</text:p>
          </table:table-cell>
          <table:table-cell table:formula="of:=MID([.B15];4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13(A)</text:p>
          </table:table-cell>
          <table:table-cell table:formula="of:=(-1)^(MID([.B16];1;1)+MID([.B16];2;1))" office:value-type="float" office:value="1" calcext:value-type="float">
            <text:p>1</text:p>
          </table:table-cell>
          <table:table-cell table:formula="of:=MID([.B16];4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31(A)</text:p>
          </table:table-cell>
          <table:table-cell table:formula="of:=(-1)^(MID([.B17];1;1)+MID([.B17];2;1))" office:value-type="float" office:value="1" calcext:value-type="float">
            <text:p>1</text:p>
          </table:table-cell>
          <table:table-cell table:formula="of:=MID([.B17];4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33(A)</text:p>
          </table:table-cell>
          <table:table-cell table:formula="of:=(-1)^(MID([.B18];1;1)+MID([.B18];2;1))" office:value-type="float" office:value="1" calcext:value-type="float">
            <text:p>1</text:p>
          </table:table-cell>
          <table:table-cell table:formula="of:=MID([.B18];4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13(A)</text:p>
          </table:table-cell>
          <table:table-cell table:formula="of:=(-1)^(MID([.B19];1;1)+MID([.B19];2;1))" office:value-type="float" office:value="1" calcext:value-type="float">
            <text:p>1</text:p>
          </table:table-cell>
          <table:table-cell table:formula="of:=MID([.B19];4;1)" office:value-type="string" office:string-value="A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31(A)</text:p>
          </table:table-cell>
          <table:table-cell table:formula="of:=(-1)^(MID([.B20];1;1)+MID([.B20];2;1))" office:value-type="float" office:value="1" calcext:value-type="float">
            <text:p>1</text:p>
          </table:table-cell>
          <table:table-cell table:formula="of:=MID([.B20];4;1)" office:value-type="string" office:string-value="A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5" office:value-type="string" calcext:value-type="string">
            <text:p>33(A)</text:p>
          </table:table-cell>
          <table:table-cell table:style-name="ce20" table:formula="of:=(-1)^(MID([.B21];1;1)+MID([.B21];2;1))" office:value-type="float" office:value="1" calcext:value-type="float">
            <text:p>1</text:p>
          </table:table-cell>
          <table:table-cell table:style-name="ce24" table:formula="of:=MID([.B21];4;1)" office:value-type="string" office:string-value="A" calcext:value-type="string">
            <text:p>A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9" office:value-type="string" calcext:value-type="string">
            <text:p>01(S)</text:p>
          </table:table-cell>
          <table:table-cell table:style-name="ce17" table:formula="of:=(-1)^(MID([.B22];1;1)+MID([.B22];2;1))" office:value-type="float" office:value="-1" calcext:value-type="float">
            <text:p>-1</text:p>
          </table:table-cell>
          <table:table-cell table:style-name="ce21" table:formula="of:=MID([.B22];4;1)" office:value-type="string" office:string-value="S" calcext:value-type="string">
            <text:p>S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21(S)</text:p>
          </table:table-cell>
          <table:table-cell table:formula="of:=(-1)^(MID([.B23];1;1)+MID([.B23];2;1))" office:value-type="float" office:value="-1" calcext:value-type="float">
            <text:p>-1</text:p>
          </table:table-cell>
          <table:table-cell table:formula="of:=MID([.B23];4;1)" office:value-type="string" office:string-value="S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23(S)</text:p>
          </table:table-cell>
          <table:table-cell table:formula="of:=(-1)^(MID([.B24];1;1)+MID([.B24];2;1))" office:value-type="float" office:value="-1" calcext:value-type="float">
            <text:p>-1</text:p>
          </table:table-cell>
          <table:table-cell table:formula="of:=MID([.B24];4;1)" office:value-type="string" office:string-value="S" calcext:value-type="string">
            <text:p>S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21(S)</text:p>
          </table:table-cell>
          <table:table-cell table:formula="of:=(-1)^(MID([.B25];1;1)+MID([.B25];2;1))" office:value-type="float" office:value="-1" calcext:value-type="float">
            <text:p>-1</text:p>
          </table:table-cell>
          <table:table-cell table:formula="of:=MID([.B25];4;1)" office:value-type="string" office:string-value="S" calcext:value-type="string">
            <text:p>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23(S)</text:p>
          </table:table-cell>
          <table:table-cell table:formula="of:=(-1)^(MID([.B26];1;1)+MID([.B26];2;1))" office:value-type="float" office:value="-1" calcext:value-type="float">
            <text:p>-1</text:p>
          </table:table-cell>
          <table:table-cell table:formula="of:=MID([.B26];4;1)" office:value-type="string" office:string-value="S" calcext:value-type="string">
            <text:p>S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03(S)</text:p>
          </table:table-cell>
          <table:table-cell table:formula="of:=(-1)^(MID([.B27];1;1)+MID([.B27];2;1))" office:value-type="float" office:value="-1" calcext:value-type="float">
            <text:p>-1</text:p>
          </table:table-cell>
          <table:table-cell table:formula="of:=MID([.B27];4;1)" office:value-type="string" office:string-value="S" calcext:value-type="string">
            <text:p>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21(S)</text:p>
          </table:table-cell>
          <table:table-cell table:formula="of:=(-1)^(MID([.B28];1;1)+MID([.B28];2;1))" office:value-type="float" office:value="-1" calcext:value-type="float">
            <text:p>-1</text:p>
          </table:table-cell>
          <table:table-cell table:formula="of:=MID([.B28];4;1)" office:value-type="string" office:string-value="S" calcext:value-type="string">
            <text:p>S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23(S)</text:p>
          </table:table-cell>
          <table:table-cell table:formula="of:=(-1)^(MID([.B29];1;1)+MID([.B29];2;1))" office:value-type="float" office:value="-1" calcext:value-type="float">
            <text:p>-1</text:p>
          </table:table-cell>
          <table:table-cell table:formula="of:=MID([.B29];4;1)" office:value-type="string" office:string-value="S" calcext:value-type="string">
            <text:p>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10(A)</text:p>
          </table:table-cell>
          <table:table-cell table:formula="of:=(-1)^(MID([.B30];1;1)+MID([.B30];2;1))" office:value-type="float" office:value="-1" calcext:value-type="float">
            <text:p>-1</text:p>
          </table:table-cell>
          <table:table-cell table:formula="of:=MID([.B30];4;1)" office:value-type="string" office:string-value="A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12(A)</text:p>
          </table:table-cell>
          <table:table-cell table:formula="of:=(-1)^(MID([.B31];1;1)+MID([.B31];2;1))" office:value-type="float" office:value="-1" calcext:value-type="float">
            <text:p>-1</text:p>
          </table:table-cell>
          <table:table-cell table:formula="of:=MID([.B31];4;1)" office:value-type="string" office:string-value="A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32(A)</text:p>
          </table:table-cell>
          <table:table-cell table:formula="of:=(-1)^(MID([.B32];1;1)+MID([.B32];2;1))" office:value-type="float" office:value="-1" calcext:value-type="float">
            <text:p>-1</text:p>
          </table:table-cell>
          <table:table-cell table:formula="of:=MID([.B32];4;1)" office:value-type="string" office:string-value="A" calcext:value-type="string">
            <text:p>A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12(A)</text:p>
          </table:table-cell>
          <table:table-cell table:formula="of:=(-1)^(MID([.B33];1;1)+MID([.B33];2;1))" office:value-type="float" office:value="-1" calcext:value-type="float">
            <text:p>-1</text:p>
          </table:table-cell>
          <table:table-cell table:formula="of:=MID([.B33];4;1)" office:value-type="string" office:string-value="A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32(A)</text:p>
          </table:table-cell>
          <table:table-cell table:formula="of:=(-1)^(MID([.B34];1;1)+MID([.B34];2;1))" office:value-type="float" office:value="-1" calcext:value-type="float">
            <text:p>-1</text:p>
          </table:table-cell>
          <table:table-cell table:formula="of:=MID([.B34];4;1)" office:value-type="string" office:string-value="A" calcext:value-type="string">
            <text:p>A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12(A)</text:p>
          </table:table-cell>
          <table:table-cell table:formula="of:=(-1)^(MID([.B35];1;1)+MID([.B35];2;1))" office:value-type="float" office:value="-1" calcext:value-type="float">
            <text:p>-1</text:p>
          </table:table-cell>
          <table:table-cell table:formula="of:=MID([.B35];4;1)" office:value-type="string" office:string-value="A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30(A)</text:p>
          </table:table-cell>
          <table:table-cell table:formula="of:=(-1)^(MID([.B36];1;1)+MID([.B36];2;1))" office:value-type="float" office:value="-1" calcext:value-type="float">
            <text:p>-1</text:p>
          </table:table-cell>
          <table:table-cell table:formula="of:=MID([.B36];4;1)" office:value-type="string" office:string-value="A" calcext:value-type="string">
            <text:p>A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5" office:value-type="string" calcext:value-type="string">
            <text:p>32(A)</text:p>
          </table:table-cell>
          <table:table-cell table:style-name="ce20" table:formula="of:=(-1)^(MID([.B37];1;1)+MID([.B37];2;1))" office:value-type="float" office:value="-1" calcext:value-type="float">
            <text:p>-1</text:p>
          </table:table-cell>
          <table:table-cell table:style-name="ce24" table:formula="of:=MID([.B37];4;1)" office:value-type="string" office:string-value="A" calcext:value-type="string">
            <text:p>A</text:p>
          </table:table-cell>
          <table:table-cell table:style-name="ce24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</table:table-row>
        <calcext:conditional-formats>
          <calcext:conditional-format calcext:target-range-address="Sheet1.F4:Sheet1.N4 Sheet1.F6:Sheet1.N6 Sheet1.F8:Sheet1.N8 Sheet1.F10:Sheet1.N13 Sheet1.F15:Sheet1.N37">
            <calcext:condition calcext:apply-style-name="Good" calcext:value="=1" calcext:base-cell-address="Sheet1.F4"/>
          </calcext:conditional-format>
          <calcext:conditional-format calcext:target-range-address="Sheet1.F4:Sheet1.N37">
            <calcext:condition calcext:apply-style-name="Good" calcext:value="=1" calcext:base-cell-address="Sheet1.F4"/>
            <calcext:condition calcext:apply-style-name="Bad" calcext:value="=0" calcext:base-cell-address="Sheet1.F4"/>
          </calcext:conditional-format>
          <calcext:conditional-format calcext:target-range-address="Sheet1.C4:Sheet1.C37">
            <calcext:condition calcext:apply-style-name="+" calcext:value="=1" calcext:base-cell-address="Sheet1.C4"/>
            <calcext:condition calcext:apply-style-name="Untitled1" calcext:value="=-1" calcext:base-cell-address="Sheet1.C4"/>
          </calcext:conditional-format>
        </calcext:conditional-formats>
      </table:table>
      <table:named-expressions/>
      <table:database-ranges>
        <table:database-range table:name="__Anonymous_Sheet_DB__0" table:target-range-address="Sheet1.B4:Sheet1.N37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text>+</number:text>
    </number:number-style>
    <number:number-style style:name="N112" number:title="User-defined">
      <number:text>-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b_" style:display-name="+" style:family="table-cell" style:parent-style-name="Default" style:data-style-name="N111"/>
    <style:style style:name="Untitled1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9:33.725757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0:03:04.092443772</meta:creation-date>
    <dc:date>2021-11-17T11:46:53.541220533</dc:date>
    <meta:editing-duration>PT23H33M47S</meta:editing-duration>
    <meta:editing-cycles>6</meta:editing-cycles>
    <meta:generator>LibreOffice/6.4.7.2$Linux_X86_64 LibreOffice_project/40$Build-2</meta:generator>
    <meta:document-statistic meta:table-count="1" meta:cell-count="458" meta:object-count="0"/>
  </office:meta>
</office:document-meta>
</file>